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text-properties fo:font-size="14pt" fo:language="fr" fo:country="FR" officeooo:rsid="000c00c1" officeooo:paragraph-rsid="000c00c1" style:font-size-asian="14pt" style:font-size-complex="14pt"/>
    </style:style>
    <style:style style:name="P2" style:family="paragraph" style:parent-style-name="Standard">
      <style:text-properties fo:font-size="14pt" fo:language="fr" fo:country="FR" officeooo:rsid="000ccd1a" officeooo:paragraph-rsid="000ccd1a" style:font-size-asian="14pt" style:font-size-complex="14pt"/>
    </style:style>
    <style:style style:name="P3" style:family="paragraph" style:parent-style-name="Standard">
      <style:text-properties fo:font-size="14pt" fo:language="fr" fo:country="FR" officeooo:rsid="000d209d" officeooo:paragraph-rsid="000d209d" style:font-size-asian="14pt" style:font-size-complex="14pt"/>
    </style:style>
    <style:style style:name="P4" style:family="paragraph" style:parent-style-name="Standard">
      <style:text-properties fo:font-size="14pt" fo:language="fr" fo:country="FR" officeooo:rsid="000efed8" officeooo:paragraph-rsid="000efed8" style:font-size-asian="14pt" style:font-size-complex="14pt"/>
    </style:style>
    <style:style style:name="P5" style:family="paragraph" style:parent-style-name="Standard">
      <style:text-properties fo:font-size="14pt" fo:language="fr" fo:country="FR" officeooo:rsid="000ccd1a" officeooo:paragraph-rsid="000ccd1a" fo:background-color="#ff0000" style:font-size-asian="14pt" style:font-size-complex="14pt"/>
    </style:style>
    <style:style style:name="P6" style:family="paragraph" style:parent-style-name="Standard">
      <style:text-properties fo:font-size="14pt" fo:language="fr" fo:country="FR" officeooo:rsid="000f9d75" officeooo:paragraph-rsid="000f9d75" style:font-size-asian="14pt" style:font-size-complex="14pt"/>
    </style:style>
    <style:style style:name="P7" style:family="paragraph" style:parent-style-name="Standard">
      <style:text-properties fo:font-size="14pt" fo:language="fr" fo:country="FR" officeooo:rsid="0011acc3" officeooo:paragraph-rsid="0011acc3" style:font-size-asian="14pt" style:font-size-complex="14pt"/>
    </style:style>
    <style:style style:name="P8" style:family="paragraph" style:parent-style-name="Standard">
      <style:text-properties fo:font-size="14pt" fo:language="fr" fo:country="FR" officeooo:rsid="00122116" officeooo:paragraph-rsid="00122116" style:font-size-asian="14pt" style:font-size-complex="14pt"/>
    </style:style>
    <style:style style:name="T1" style:family="text">
      <style:text-properties officeooo:rsid="000d209d"/>
    </style:style>
    <style:style style:name="T2" style:family="text">
      <style:text-properties officeooo:rsid="0011acc3"/>
    </style:style>
    <style:style style:name="T3" style:family="text">
      <style:text-properties officeooo:rsid="0011f5b4"/>
    </style:style>
    <style:style style:name="T4" style:family="text">
      <style:text-properties officeooo:rsid="00121bb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blématique grand oral SI: L’automatisation des systèmes menace-t-elle les emplois?</text:p>
      <text:p text:style-name="P2">Thème abordé: Intelligence artific<text:span text:style-name="T1">i</text:span>elle.</text:p>
      <text:p text:style-name="P2"/>
      <text:p text:style-name="P3">Intro:</text:p>
      <text:p text:style-name="P3">Nous avons tous entendu parler de ChatGPT et nous savons ce qu’elle a été capable de faire. Elle peut être trés utile mais elle pourrait aussi causé beaucoup de problèmes dans le futur.</text:p>
      <text:p text:style-name="P3"/>
      <text:p text:style-name="P4">Argumentation :</text:p>
      <text:p text:style-name="P4"/>
      <text:p text:style-name="P4">Il ya des articles sur internet qui sont normalement écrit par des humains qui ont été écrit par des intelligences. Ce genre de chose peut nous amener à nous demandé si nos métiers vont être voler par des robots.</text:p>
      <text:p text:style-name="P4"/>
      <text:p text:style-name="P6">Il semblerait que les intelligences artificielles peuvent remplacer les humains <text:span text:style-name="T2">quand on regarde ce qui c’est passé récement avec les artistes par example. Le fait qu’il y’ait de plus en plus d’entreprises qui développent des intelligences artificielles peut aussi nous faire peur. </text:span></text:p>
      <text:p text:style-name="P6"/>
      <text:p text:style-name="P7">Mais si on s’intéresse un peut plus dans le domaine, on va réaliser qu ce n’est pas si simple que ça. <text:span text:style-name="T4">Parce que à notre époque les intelligences artificielles ne sont pas assez développée pour être totalement autonome, elles ne sont pas parfaite comme on peut le constater avec les dessin faites par des ia si on les regardes attentivement on remarque qu’il y a des choses qu’un robot ne fait pas correctement comme les mains. il fait des humain pour les donner des ordres et aussi pour maintenir les systèmes. Donc elles ne sont pas assez évolué pour nous remplacé mais elles peuvent nous aider dans nos métiers. Alors au lieu de penser qu’on va être remplacer, il est plus correct de penser que la manière dont nous faisons nos métier vont beaucoup changer.</text:span></text:p>
      <text:p text:style-name="P7"/>
      <text:p text:style-name="P8">Mais il y a tout de même des moments dans l’histoir qui peuvent prouver que une intelligences artificielles peut nous dépasser dans un domaine comme dans les échecs ou garry kasparov qui était le premier champion du monde a se faire battre par un supercalculateur (deep blue développer par IBM).</text:p>
      <text:p text:style-name="P7"/>
      <text:p text:style-name="P7"/>
      <text:p text:style-name="P4"/>
      <text:p text:style-name="P4">Conclusion :</text:p>
      <text:p text:style-name="P4">Aujourd’hui les intelligences artificielles ne nous posent pas de problèmes, <text:span text:style-name="T3">mais dans le futur si elle continuent à s’améliorer il y aura beaucoup de métier qui vont évoluer</text:span>.</text:p>
      <text:p text:style-name="P4"/>
      <text:p text:style-name="P4"/>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5T23:17:59.093655043</meta:creation-date>
    <dc:date>2023-05-13T06:33:57.223231071</dc:date>
    <meta:editing-duration>PT40M19S</meta:editing-duration>
    <meta:editing-cycles>13</meta:editing-cycles>
    <meta:generator>LibreOffice/7.5.1.2$Linux_X86_64 LibreOffice_project/50$Build-2</meta:generator>
    <meta:document-statistic meta:table-count="0" meta:image-count="0" meta:object-count="0" meta:page-count="1" meta:paragraph-count="11" meta:word-count="346" meta:character-count="2066" meta:non-whitespace-character-count="1730"/>
  </office:meta>
</office:document-meta>
</file>